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7f6c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X: 6</text:p>
      <text:p text:style-name="P1">T:Arthur Darley</text:p>
      <text:p text:style-name="P1"><text:s/>% Nottingham Music Database</text:p>
      <text:p text:style-name="P2">S:Formally, but with lift, via Phil Rowe</text:p>
      <text:p text:style-name="Standard">M:6/8</text:p>
      <text:p text:style-name="Standard">K:A</text:p>
      <text:p text:style-name="Standard">A/2B/2|"A"c2E EFE|"D"F2A A2f|"A"e2c cBA|"Bm"c2B "E7"BAB|</text:p>
      <text:p text:style-name="Standard">"A"c2E EFE|"D"DFA dAF|"G"BGB "A"cBc|"D"dcd "E7"Bcd|"A"eAc "E7"efg|"A"a3 a2||</text:p>
      <text:p text:style-name="Standard">P:B</text:p>
      <text:p text:style-name="Standard">"A"aea a2e|"E"bef g2e|"D"fga "A"ecA|"E7"def B2d|</text:p>
      <text:p text:style-name="Standard">"A"ecA Ace|"D"fgf fga|"A"ecA EAc|"A"edc "G"BdB|</text:p>
      <text:p text:style-name="Standard">"A"c2e aga|"A"Ace fee|"D"faa "A"AAA|"E"gcB "E7"cBA|[1"A"Afe e2: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02:43.601481433</meta:creation-date>
    <dc:date>2020-05-07T16:08:31.128841564</dc:date>
    <meta:editing-duration>PT5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6" meta:character-count="389" meta:non-whitespace-character-count="354"/>
  </office:meta>
</office:document-meta>
</file>